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Arial1" fo:font-size="5pt" style:font-size-asian="4.34999990463257pt" style:font-size-complex="5pt"/>
    </style:style>
    <style:style style:name="P7" style:family="paragraph" style:parent-style-name="Preformatted_20_Text">
      <style:paragraph-properties fo:margin-top="0cm" fo:margin-bottom="0.499cm"/>
      <style:text-properties style:font-name="Arial1"/>
    </style:style>
    <style:style style:name="P8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14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15" style:family="paragraph" style:parent-style-name="Categoria">
      <style:text-properties fo:font-size="15pt" style:font-size-asian="15pt" style:font-size-complex="15pt" style:text-scale="80%"/>
    </style:style>
    <style:style style:name="P16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7" style:family="paragraph" style:parent-style-name="Categoria">
      <style:text-properties fo:font-size="6pt" style:font-size-asian="5.25pt" style:font-size-complex="6pt" style:text-scale="80%"/>
    </style:style>
    <style:style style:name="P18" style:family="paragraph" style:parent-style-name="Categoria">
      <style:text-properties style:font-name="Arial1" fo:font-size="15pt" style:font-size-asian="15pt" style:font-size-complex="15pt" style:text-scale="80%"/>
    </style:style>
    <style:style style:name="P1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21" style:family="paragraph" style:parent-style-name="Table_20_Contents" style:list-style-name="L2">
      <style:paragraph-properties fo:text-align="start" style:justify-single-word="false"/>
      <style:text-properties fo:font-size="6pt" style:font-size-asian="5.25pt" style:font-size-complex="6pt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urriculum Vitae<text:line-break/><text:span text:style-name="T11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Rua Veador Porto, 104, apt. 204</text:p>
            <text:p text:style-name="P11">Santana</text:p>
            <text:p text:style-name="P11">Porto Alegre, RS, Brazil</text:p>
            <text:p text:style-name="P11">90610-200</text:p>
          </table:table-cell>
          <table:table-cell table:style-name="Tabela2.A1" office:value-type="string">
            <text:p text:style-name="P12">carlos.bezerra@inf.ufrgs.br</text:p>
            <text:p text:style-name="P12">+55 (51) 8406 5986</text:p>
            <text:p text:style-name="P12">+55 (51) 3013 3616</text:p>
          </table:table-cell>
        </table:table-row>
      </table:table>
      <text:p text:style-name="P14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/>
            <text:p text:style-name="P18">University Education</text:p>
          </table:table-cell>
          <table:table-cell table:style-name="Tabela1.A1" office:value-type="string">
            <text:list xml:id="list1406887017" text:style-name="L2">
              <text:list-header>
                <text:p text:style-name="P21"/>
              </text:list-header>
              <text:list-item>
                <text:p text:style-name="P24"><text:span text:style-name="T13">PhD candidate in Computer Science, UFRGS</text:span><text:line-break/><text:span text:style-name="T15">Started in 2009. Expected conclusion in 2013</text:span><text:span text:style-name="T4"><text:line-break/></text:span><text:span text:style-name="T10"> </text:span></text:p>
              </text:list-item>
              <text:list-item>
                <text:p text:style-name="P24"><text:span text:style-name="T3">Master in Computer Science, UFRGS</text:span><text:line-break/><text:span text:style-name="T15">Started in 2007. Concluded in 2009. Research area: distributed systems.<text:line-break/>Work title: “Lidando com recursos escassos e heterogêneos em um sistema distribuído atuando como servidor de MMOG” </text:span><text:span text:style-name="T17">(</text:span><text:span text:style-name="T18">in english:</text:span><text:span text:style-name="T15"> Dealing with scarce and heterogeneous resources in a geographically distributed MMOG server system</text:span><text:span text:style-name="T19">)</text:span><text:span text:style-name="T15"><text:line-break/>Advisor: Prof. Dr. Cláudio Fernando Resin Geyer</text:span><text:span text:style-name="T4"><text:line-break/></text:span><text:span text:style-name="T10"> </text:span></text:p>
              </text:list-item>
              <text:list-item>
                <text:p text:style-name="P24"><text:span text:style-name="T3">Bachelor in Computer Science, UFBA</text:span><text:line-break/><text:span text:style-name="T15">Started in 2002. Concluded in 2007.<text:line-break/>Work title: “QoS para jogos multijogador em redes IEEE 802.11”<text:line-break/></text:span><text:span text:style-name="T19">(</text:span><text:span text:style-name="T18">in english:</text:span><text:span text:style-name="T16"> QoS for multiplayer games in IEEE 802.11 networks)<text:line-break/>Advisor: Prof. Dr. George Marconi de Araújo Lima</text:span></text:p>
                <text:p text:style-name="P21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17"/>
            <text:p text:style-name="P15">Foreign Languages</text:p>
          </table:table-cell>
          <table:table-cell table:style-name="Tabela1.A2" office:value-type="string">
            <text:list xml:id="list147046397" text:continue-numbering="true" text:style-name="L2">
              <text:list-header>
                <text:p text:style-name="P21"/>
              </text:list-header>
              <text:list-item>
                <text:p text:style-name="P23"><text:span text:style-name="T1">German</text:span> (basic) – german course: <text:span text:style-name="T2">Alles Gute!</text:span>.</text:p>
              </text:list-item>
              <text:list-item>
                <text:p text:style-name="P23"><text:span text:style-name="T1">French</text:span> (basic) – course attended at the <text:span text:style-name="T2">Alliance Française</text:span>.</text:p>
              </text:list-item>
              <text:list-item>
                <text:p text:style-name="P23"><text:span text:style-name="T1">Italian</text:span> (básico) – course attended at <text:span text:style-name="T2">Massolin de Fiori Societá Italiana.</text:span></text:p>
              </text:list-item>
              <text:list-item>
                <text:p text:style-name="P23"><text:span text:style-name="T1">English</text:span> (fluent) – knowledge acquired as a self-teacher and by frequently using the language</text:p>
              </text:list-item>
            </text:list>
            <text:p text:style-name="P8"/>
          </table:table-cell>
        </table:table-row>
        <table:table-row>
          <table:table-cell table:style-name="Tabela1.A2" office:value-type="string">
            <text:p text:style-name="P17"/>
            <text:p text:style-name="P15">Professional Experience</text:p>
          </table:table-cell>
          <table:table-cell table:style-name="Tabela1.A2" office:value-type="string">
            <text:list xml:id="list550851712" text:continue-numbering="true" text:style-name="L2">
              <text:list-header>
                <text:p text:style-name="P21"/>
              </text:list-header>
              <text:list-item>
                <text:p text:style-name="P24"><text:span text:style-name="T12">2007 – </text:span><text:span text:style-name="T3">P2PSE project - UFRGS</text:span><text:span text:style-name="T1"><text:line-break/></text:span><text:span text:style-name="T15">Development (with C++) of the support for multiple servers in the </text:span><text:span text:style-name="T18">P2PSE</text:span><text:span text:style-name="T15"> library for massively multiplayer online games.</text:span><text:span text:style-name="T4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Interactive Digital Entertainment</text:span><text:span text:style-name="T1"><text:line-break/></text:span><text:span text:style-name="T15">Development (with C++) of the game </text:span><text:span text:style-name="T18">We Are The Champignons,</text:span><text:span text:style-name="T15"> with the </text:span><text:span text:style-name="T18">InGE</text:span><text:span text:style-name="T15"> game engine.</text:span><text:span text:style-name="T4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Interactive Digital Entertainment</text:span><text:span text:style-name="T1"><text:line-break/></text:span><text:span text:style-name="T16">Development (with C and C++) of the network module of the </text:span><text:span text:style-name="T18">InGE</text:span><text:span text:style-name="T16"> game engine, using XML and SDL (simple directmedia layer).</text:span><text:span text:style-name="T5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CPD, UFBa</text:span><text:span text:style-name="T1"><text:line-break/></text:span><text:span text:style-name="T16">Web development, with Java, Struts, Hibernate and PostgreSQL.</text:span><text:span text:style-name="T5"><text:line-break/></text:span><text:span text:style-name="T10"> </text:span></text:p>
              </text:list-item>
              <text:list-item>
                <text:p text:style-name="P24"><text:span text:style-name="T14">2005 – </text:span><text:span text:style-name="T3">Jabil Circuit</text:span><text:span text:style-name="T1"><text:line-break/></text:span><text:span text:style-name="T16">Programming with VB, VB.net and Microsoft SQL Server, along with research on IEEE 802.11 wireless networks.</text:span></text:p>
                <text:p text:style-name="P22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6">List of Publications</text:p>
          </table:table-cell>
          <table:table-cell table:style-name="Tabela1.A2" office:value-type="string">
            <text:p text:style-name="P5">2009</text:p>
            <text:p text:style-name="P3"/>
            <text:p text:style-name="P7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 (to appear)</text:span>, 2009, Rio de Janeiro, RJ, Brazil.</text:p>
            <text:p text:style-name="P1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"/>
            <text:p text:style-name="P7">BEZERRA, Carlos Eduardo B.; CECIN, Fábio R.; GEYER, Cláudio F. R.;<text:bookmark text:name="line38"/><text:line-break/><text:span text:style-name="T1">Modelos de Suporte Distribuído para Jogos Online Maciçamente Multijogador (in english: </text:span><text:span text:style-name="T20">Distributed Support Models for Massively Multiplayer Online Games</text:span><text:span text:style-name="T1">)<text:line-break/></text:span>in: <text:span text:style-name="T2">Revista Diálogo</text:span>, La Salle, 2009.</text:p>
            <text:p text:style-name="P1">BEZERRA, Carlos Eduardo B.; GEYER, Cláudio F. R.;</text:p>
            <text:p text:style-name="P1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"/>
            <text:p text:style-name="P1"><text:bookmark text:name="line46"/>BEZERRA, Carlos E. B.; GEYER, Cláudio F. R.;<text:line-break/><text:span text:style-name="T1">Lidando com Recursos Escassos e Heterogêneos em um Sistema Distribuído Atuando como Servidor de MMO</text:span><text:span text:style-name="T7">G<text:line-break/></text:span><text:span text:style-name="T8">(</text:span><text:span text:style-name="T9">in english:</text:span><text:span text:style-name="T8"> Dealing with scarce and heterogeneous resources in a geographically distributed MMOG server system</text:span><text:span text:style-name="T9">)</text:span><text:span text:style-name="T1"><text:line-break/></text:span><text:span text:style-name="T2">Dissertation submitted for obtaining the degree of Master in Computer Science, Universidade Federal do Rio Grande do Sul (UFRGS)</text:span>, 2009, Porto Alegre, RS, Brazil.</text:p>
            <text:p text:style-name="P6"/>
            <text:p text:style-name="P1"/>
            <text:p text:style-name="P4">2008</text:p>
            <text:p text:style-name="P1"/>
            <text:p text:style-name="P1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"/>
            <text:p text:style-name="P1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6"/>
            <text:p text:style-name="P1"/>
            <text:p text:style-name="P4">2007</text:p>
            <text:p text:style-name="P2"/>
            <text:p text:style-name="P1">ROCHA, Rodrigo; BESSA, Aline; BEZERRA, Carlos E. B.; MEDEIROS, Ivan; OLIVEIRA, Caio; BANDEIRA, H.;<text:line-break/><text:span text:style-name="T1">O Desenvolvimento de um Motor Multiplataforma para Jogos 3D<text:line-break/>(in english: </text:span><text:span text:style-name="T20">Development of a Multiplatform Engine for 3D Games)</text:span><text:span text:style-name="T1"><text:line-break/></text:span>in: <text:span text:style-name="T2">VI Brazilian Symposium on Computer Games and Digital Entertainment - Computing Track</text:span>, 2007, São Leopoldo, RS, Brazil.</text:p>
            <text:p text:style-name="P6"/>
            <text:p text:style-name="P1"/>
            <text:p text:style-name="P4">2006</text:p>
            <text:p text:style-name="P1"/>
            <text:p text:style-name="P1">BEZERRA, Carlos E. B.; LIMA, George M. A.;<text:line-break/><text:span text:style-name="T1">QoS para Jogos Multijogador em Redes </text:span><text:span text:style-name="T7">IEEE 802.11<text:line-break/>(in english: </text:span><text:span text:style-name="T8">QoS for Multiplayer Games in IEEE 802.11 Networks</text:span><text:span text:style-name="T9">)</text:span><text:span text:style-name="T6"><text:line-break/></text:span><text:span text:style-name="T4">Work submitted for obtaining the degree of Bachelor in Computer Science</text:span><text:span text:style-name="T2">, Universidade Federal da Bahia (UFBA)</text:span>, 2006, Salvador, BA, Brazi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1224190954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ugusto Campos</meta:initial-creator>
    <meta:creation-date>2007-04-28T14:08:36</meta:creation-date>
    <dc:date>2009-09-28T18:10:38</dc:date>
    <meta:print-date>2008-06-04T16:53:27</meta:print-date>
    <dc:language>pt-BR</dc:language>
    <meta:editing-cycles>60</meta:editing-cycles>
    <meta:editing-duration>PT08H05M17S</meta:editing-duration>
    <meta:document-statistic meta:table-count="3" meta:image-count="0" meta:object-count="0" meta:page-count="2" meta:paragraph-count="55" meta:word-count="1138" meta:character-count="7424"/>
    <meta:user-defined meta:name="Info 1"/>
    <meta:user-defined meta:name="Info 2"/>
    <meta:user-defined meta:name="Info 3"/>
    <meta:user-defined meta:name="Info 4"/>
  </office:meta>
</office:document-meta>
</file>